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a0f7" officeooo:paragraph-rsid="0008a0f7"/>
    </style:style>
    <style:style style:name="P2" style:family="paragraph" style:parent-style-name="Standard" style:list-style-name="L2">
      <style:text-properties officeooo:paragraph-rsid="00099bbe"/>
    </style:style>
    <style:style style:name="P3" style:family="paragraph" style:parent-style-name="Standard" style:list-style-name="L2">
      <style:text-properties officeooo:paragraph-rsid="0008a0f7"/>
    </style:style>
    <style:style style:name="P4" style:family="paragraph" style:parent-style-name="Standard" style:list-style-name="L2">
      <style:text-properties officeooo:rsid="00099bbe" officeooo:paragraph-rsid="00099bbe"/>
    </style:style>
    <style:style style:name="T1" style:family="text">
      <style:text-properties officeooo:rsid="0008a0f7"/>
    </style:style>
    <style:style style:name="T2" style:family="text">
      <style:text-properties officeooo:rsid="000a71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: 17/02/2017</text:p>
      <text:p text:style-name="P1"/>
      <text:p text:style-name="P1">Confidencial</text:p>
      <text:p text:style-name="P1">Autor: Eloy Fabris- Ricardo Cruz</text:p>
      <text:p text:style-name="P1"/>
      <text:p text:style-name="P1">Projecto Coffe Tasters Brasil.</text:p>
      <text:p text:style-name="P1"/>
      <text:p text:style-name="P1"/>
      <text:p text:style-name="P1">Documento de <text:s/>requisitos app</text:p>
      <text:p text:style-name="P1"/>
      <text:p text:style-name="P1">App: Usuarios</text:p>
      <text:p text:style-name="P1">Gestor web: Super User</text:p>
      <text:p text:style-name="P1"/>
      <text:p text:style-name="P1"/>
      <text:p text:style-name="P1">App: Crear una app para IOS e Android onde o Usuario se cadastre mediante un usuario de facebook o creando um usuario em nosso banco de dados.</text:p>
      <text:p text:style-name="P1"/>
      <text:p text:style-name="P1">Ele tendra acceso na versao free:</text:p>
      <text:p text:style-name="P1"/>
      <text:list xml:id="list3683880601791002979" text:style-name="L2">
        <text:list-item>
          <text:p text:style-name="P2"><text:span text:style-name="T1">A utilização, lector de QR code,para realizar uma, avalição tanto para o cadastro de um cafe novo, <text:s/>em caso de no existir, <text:s/>o realizar uma nova avaliação do café, mantendo a avaliações anteriores no banco de dados. (possibilidade de eliminar uma avaliação anterior)</text:span></text:p>
        </text:list-item>
        <text:list-item>
          <text:p text:style-name="P3"><text:span text:style-name="T2">Cadastro manual do café caso no exista QR code dispondo dos mesmos recursos do ponto 1.</text:span></text:p>
        </text:list-item>
        <text:list-item>
          <text:p text:style-name="P4">Visualizar em tela do app comparativos de avalações de um mesmo café e de <text:span text:style-name="T2">outros tipos (solamente realizados pelo usuario)</text:span></text:p>
          <text:p text:style-name="P4"/>
        </text:list-item>
        <text:list-item>
          <text:p text:style-name="P4">Compartilhar A avaliação no facebook (tipo de post???)</text:p>
        </text:list-item>
        <text:list-item>
          <text:p text:style-name="P4"/>
        </text:list-item>
      </text:list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6:48:01.069000000</meta:creation-date>
    <dc:date>2017-02-17T18:45:51.979000000</dc:date>
    <meta:editing-duration>PT1H26M28S</meta:editing-duration>
    <meta:editing-cycles>1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4" meta:word-count="147" meta:character-count="866" meta:non-whitespace-character-count="734"/>
  </office:meta>
</office:document-meta>
</file>